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B0000008001379E678BE13B50.png" manifest:media-type="image/png"/>
  <manifest:file-entry manifest:full-path="Pictures/100000010000022B000000807E76CA3BDC9170DA.png" manifest:media-type="image/png"/>
  <manifest:file-entry manifest:full-path="Pictures/100000010000022B00000080C133F03FC82BF527.png" manifest:media-type="image/png"/>
  <manifest:file-entry manifest:full-path="Pictures/100000010000022B00000080D526993ADFCB9183.png" manifest:media-type="image/png"/>
  <manifest:file-entry manifest:full-path="Pictures/1000000100000176000000809A2F3635DA592609.png" manifest:media-type="image/png"/>
  <manifest:file-entry manifest:full-path="Pictures/100000010000017600000080CFB8CB0CA0800950.png" manifest:media-type="image/png"/>
  <manifest:file-entry manifest:full-path="Pictures/100000010000017600000065DD9348161667257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0ed8" officeooo:paragraph-rsid="00130ed8" style:font-weight-asian="bold" style:font-weight-complex="bold"/>
    </style:style>
    <style:style style:name="P2" style:family="paragraph" style:parent-style-name="Standard">
      <style:text-properties fo:font-weight="bold" officeooo:rsid="0017df57" officeooo:paragraph-rsid="0017df5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><draw:frame draw:style-name="fr2" draw:name="Image1" text:anchor-type="char" svg:x="0.0409in" svg:y="0.1055in" svg:width="3.8957in" svg:height="1.052in" draw:z-index="0"><draw:image xlink:href="Pictures/100000010000017600000065DD934816166725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0299in" svg:y="0.0445in" svg:width="3.8957in" svg:height="1.3335in" draw:z-index="1"><draw:image xlink:href="Pictures/100000010000017600000080CFB8CB0CA08009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-0.0339in" svg:y="0.1909in" svg:width="3.8957in" svg:height="1.3335in" draw:z-index="2"><draw:image xlink:href="Pictures/1000000100000176000000809A2F3635DA5926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-0.0736in" svg:y="0.0402in" svg:width="5.7811in" svg:height="1.3335in" draw:z-index="3"><draw:image xlink:href="Pictures/100000010000022B00000080D526993ADFCB91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blem 2</text:p>
      <text:p text:style-name="P2"><draw:frame draw:style-name="fr2" draw:name="Image5" text:anchor-type="char" svg:x="0.35in" svg:y="0.0957in" svg:width="5.7811in" svg:height="1.3335in" draw:z-index="4"><draw:image xlink:href="Pictures/100000010000022B00000080C133F03FC82BF5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blem 3</text:p>
      <text:p text:style-name="P2"/>
      <text:p text:style-name="P2"><draw:frame draw:style-name="fr1" draw:name="Image6" text:anchor-type="char" svg:width="5.7811in" svg:height="1.3335in" draw:z-index="5"><draw:image xlink:href="Pictures/100000010000022B000000807E76CA3BDC9170D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Problem 4</text:p>
      <text:p text:style-name="P1"><text:span text:style-name="T1"/></text:p>
      <text:p text:style-name="P1"><draw:frame draw:style-name="fr1" draw:name="Image7" text:anchor-type="char" svg:width="5.7811in" svg:height="1.3335in" draw:z-index="6"><draw:image xlink:href="Pictures/100000010000022B0000008001379E678BE13B50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2:28:56.415465753</meta:creation-date>
    <dc:date>2022-10-21T14:09:38.295775450</dc:date>
    <meta:editing-duration>PT1H32M4S</meta:editing-duration>
    <meta:editing-cycles>10</meta:editing-cycles>
    <meta:generator>LibreOffice/7.4.2.3$Linux_X86_64 LibreOffice_project/40$Build-3</meta:generator>
    <meta:document-statistic meta:table-count="0" meta:image-count="7" meta:object-count="0" meta:page-count="2" meta:paragraph-count="4" meta:word-count="8" meta:character-count="36" meta:non-whitespace-character-count="32"/>
  </office:meta>
</office:document-meta>
</file>